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DOMParser.startDocument( XMLLocator locator , String encoding , NamespaceContext namespace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DOMParse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Stack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pars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startElement( QName element , XMLAttributes attributes , Augmentations au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chemaDOMParser.comment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DOMParser.resetNode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start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DOMParser.hasNonSchemaAttributes( QName element , XML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DOMParser.getFeature( String fea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emptyElement( QName element , XMLAttributes attributes , Augmentations au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chemaDOMParser.setEntityResolver( XMLEntityResolver 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olean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tack.ensureCapacity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oleanStack.push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Stack.Boolean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DOMParser.getProperty( String proper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characters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oleanStack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endElement( QName element , Augmentations au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hemaDOM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SchemaDOM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DOMPars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DOMParser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DOMParser.end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